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Google Sans" svg:font-family="'Google Sans', sans-serif"/>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Tableau1" style:family="table" style:master-page-name="">
      <style:table-properties style:width="17cm" style:page-number="auto" fo:break-before="auto" fo:break-after="auto" table:align="left" fo:keep-with-next="auto"/>
    </style:style>
    <style:style style:name="Tableau1.A" style:family="table-column">
      <style:table-column-properties style:column-width="3.591cm"/>
    </style:style>
    <style:style style:name="Tableau1.B" style:family="table-column">
      <style:table-column-properties style:column-width="13.409cm"/>
    </style:style>
    <style:style style:name="Tableau1.A1" style:family="table-cell">
      <style:table-cell-properties style:vertical-align="middle" fo:padding-left="0.318cm" fo:padding-right="0.318cm" fo:padding-top="0.212cm" fo:padding-bottom="0.212cm" fo:border="0.05pt solid #000000"/>
    </style:style>
    <style:style style:name="Tableau2" style:family="table" style:master-page-name="">
      <style:table-properties style:width="17cm" style:page-number="auto" fo:break-before="auto" fo:break-after="auto" table:align="left" fo:keep-with-next="auto"/>
    </style:style>
    <style:style style:name="Tableau2.A" style:family="table-column">
      <style:table-column-properties style:column-width="3.341cm"/>
    </style:style>
    <style:style style:name="Tableau2.B" style:family="table-column">
      <style:table-column-properties style:column-width="13.66cm"/>
    </style:style>
    <style:style style:name="Tableau2.A1" style:family="table-cell">
      <style:table-cell-properties style:vertical-align="middle" fo:padding-left="0.318cm" fo:padding-right="0.318cm" fo:padding-top="0.212cm" fo:padding-bottom="0.212cm" fo:border="0.05pt solid #000000"/>
    </style:style>
    <style:style style:name="Tableau3" style:family="table" style:master-page-name="">
      <style:table-properties style:width="17cm" style:page-number="auto" fo:break-before="auto" fo:break-after="auto" table:align="left" fo:keep-with-next="auto"/>
    </style:style>
    <style:style style:name="Tableau3.A" style:family="table-column">
      <style:table-column-properties style:column-width="3.868cm"/>
    </style:style>
    <style:style style:name="Tableau3.B" style:family="table-column">
      <style:table-column-properties style:column-width="13.132cm"/>
    </style:style>
    <style:style style:name="Tableau3.A1" style:family="table-cell">
      <style:table-cell-properties style:vertical-align="middle" fo:padding-left="0.318cm" fo:padding-right="0.318cm" fo:padding-top="0.212cm" fo:padding-bottom="0.212cm" fo:border="0.05pt solid #000000"/>
    </style:style>
    <style:style style:name="Tableau4" style:family="table" style:master-page-name="">
      <style:table-properties style:width="17cm" style:page-number="auto" fo:break-before="auto" fo:break-after="auto" table:align="left" fo:keep-with-next="auto"/>
    </style:style>
    <style:style style:name="Tableau4.A" style:family="table-column">
      <style:table-column-properties style:column-width="3.29cm"/>
    </style:style>
    <style:style style:name="Tableau4.B" style:family="table-column">
      <style:table-column-properties style:column-width="13.711cm"/>
    </style:style>
    <style:style style:name="Tableau4.A1" style:family="table-cell">
      <style:table-cell-properties style:vertical-align="middle" fo:padding-left="0.318cm" fo:padding-right="0.318cm" fo:padding-top="0.212cm" fo:padding-bottom="0.212cm" fo:border="0.05pt solid #000000"/>
    </style:style>
    <style:style style:name="Tableau5" style:family="table" style:master-page-name="">
      <style:table-properties style:width="17cm" style:page-number="auto" fo:break-before="auto" fo:break-after="auto" table:align="left" fo:keep-with-next="auto"/>
    </style:style>
    <style:style style:name="Tableau5.A" style:family="table-column">
      <style:table-column-properties style:column-width="3.794cm"/>
    </style:style>
    <style:style style:name="Tableau5.B" style:family="table-column">
      <style:table-column-properties style:column-width="13.206cm"/>
    </style:style>
    <style:style style:name="Tableau5.A1" style:family="table-cell">
      <style:table-cell-properties style:vertical-align="middle" fo:padding-left="0.318cm" fo:padding-right="0.318cm" fo:padding-top="0.212cm" fo:padding-bottom="0.212cm" fo:border="0.05pt solid #000000"/>
    </style:style>
    <style:style style:name="Tableau6" style:family="table" style:master-page-name="">
      <style:table-properties style:width="17cm" style:page-number="auto" fo:break-before="auto" fo:break-after="auto" table:align="left" fo:keep-with-next="auto"/>
    </style:style>
    <style:style style:name="Tableau6.A" style:family="table-column">
      <style:table-column-properties style:column-width="2.762cm"/>
    </style:style>
    <style:style style:name="Tableau6.B" style:family="table-column">
      <style:table-column-properties style:column-width="14.238cm"/>
    </style:style>
    <style:style style:name="Tableau6.A1" style:family="table-cell">
      <style:table-cell-properties style:vertical-align="middle" fo:padding-left="0.318cm" fo:padding-right="0.318cm" fo:padding-top="0.212cm" fo:padding-bottom="0.212cm" fo:border="0.05pt solid #000000"/>
    </style:style>
    <style:style style:name="Tableau7" style:family="table" style:master-page-name="">
      <style:table-properties style:width="17cm" style:page-number="auto" fo:break-before="auto" fo:break-after="auto" table:align="left" fo:keep-with-next="auto"/>
    </style:style>
    <style:style style:name="Tableau7.A" style:family="table-column">
      <style:table-column-properties style:column-width="3.676cm"/>
    </style:style>
    <style:style style:name="Tableau7.B" style:family="table-column">
      <style:table-column-properties style:column-width="3.156cm"/>
    </style:style>
    <style:style style:name="Tableau7.C" style:family="table-column">
      <style:table-column-properties style:column-width="10.169cm"/>
    </style:style>
    <style:style style:name="Tableau7.A1" style:family="table-cell">
      <style:table-cell-properties style:vertical-align="middle" fo:padding-left="0.318cm" fo:padding-right="0.318cm" fo:padding-top="0.212cm" fo:padding-bottom="0.212cm" fo:border="0.05pt solid #000000"/>
    </style:style>
    <style:style style:name="P1" style:family="paragraph" style:parent-style-name="Text_20_body" style:master-page-name="">
      <loext:graphic-properties draw:fill-color="#ffffff"/>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fo:font-size="10pt" officeooo:rsid="001127b6" style:letter-kerning="false" style:font-name-asian="Arial" style:font-size-asian="10pt" style:language-asian="fr" style:country-asian="FR" style:font-name-complex="Arial" style:font-size-complex="9.5pt" style:language-complex="ar" style:country-complex="SA"/>
    </style:style>
    <style:style style:name="P2" style:family="paragraph" style:parent-style-name="Horizontal_20_Line">
      <loext:graphic-properties draw:fill-color="#ffffff"/>
      <style:paragraph-properties fo:margin-top="0.533cm" fo:margin-bottom="0cm" style:contextual-spacing="false" fo:line-height="115%" fo:orphans="0" fo:widows="0"/>
      <style:text-properties fo:color="#000000" loext:opacity="100%" style:font-name="Calibri" fo:font-size="10pt" officeooo:rsid="001127b6" style:letter-kerning="false" style:font-name-asian="Arial" style:font-size-asian="10pt" style:language-asian="fr" style:country-asian="FR" style:font-name-complex="Arial" style:font-size-complex="9.5pt" style:language-complex="ar" style:country-complex="SA"/>
    </style:style>
    <style:style style:name="P3" style:family="paragraph" style:parent-style-name="Heading_20_2" style:master-page-name="">
      <loext:graphic-properties draw:fill-color="#ffffff"/>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fo:font-size="10pt" fo:font-weight="normal" officeooo:rsid="001127b6" style:letter-kerning="false" style:font-name-asian="Arial" style:font-size-asian="10pt" style:language-asian="fr" style:country-asian="FR" style:font-weight-asian="normal" style:font-name-complex="Arial" style:font-size-complex="9.5pt" style:language-complex="ar" style:country-complex="SA" style:font-weight-complex="normal"/>
    </style:style>
    <style:style style:name="P4" style:family="paragraph" style:parent-style-name="Heading_20_3" style:master-page-name="">
      <loext:graphic-properties draw:fill-color="#ffffff"/>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fo:font-size="10pt" fo:font-weight="normal" officeooo:rsid="001127b6" style:letter-kerning="false" style:font-name-asian="Arial" style:font-size-asian="10pt" style:language-asian="fr" style:country-asian="FR" style:font-weight-asian="normal" style:font-name-complex="Arial" style:font-size-complex="9.5pt" style:language-complex="ar" style:country-complex="SA" style:font-weight-complex="normal"/>
    </style:style>
    <style:style style:name="P5" style:family="paragraph" style:parent-style-name="Text_20_body" style:master-page-name="">
      <loext:graphic-properties draw:fill-color="#ffffff"/>
      <style:paragraph-properties fo:margin-left="0cm" fo:margin-right="0cm" fo:margin-top="0cm" fo:margin-bottom="0.423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fo:font-size="10pt" officeooo:rsid="001127b6" style:letter-kerning="false" style:font-name-asian="Arial" style:font-size-asian="10pt" style:language-asian="fr" style:country-asian="FR" style:font-name-complex="Arial" style:font-size-complex="9.5pt" style:language-complex="ar" style:country-complex="SA"/>
    </style:style>
    <style:style style:name="P6" style:family="paragraph" style:parent-style-name="Table_20_Contents">
      <style:paragraph-properties fo:margin-left="0cm" fo:margin-right="0cm" fo:margin-top="0cm" fo:margin-bottom="0cm" style:contextual-spacing="false" fo:line-height="114%" fo:orphans="2" fo:widows="2" fo:text-indent="0cm" style:auto-text-indent="false" fo:keep-with-next="auto"/>
      <style:text-properties fo:color="#1b1c1d" loext:opacity="100%" style:font-name="Google Sans Text"/>
    </style:style>
    <style:style style:name="P7" style:family="paragraph" style:parent-style-name="Table_20_Contents">
      <style:paragraph-properties fo:margin-left="0cm" fo:margin-right="0cm" fo:margin-top="0cm" fo:margin-bottom="0cm" style:contextual-spacing="false" fo:line-height="114%" fo:orphans="2" fo:widows="2" fo:text-indent="0cm" style:auto-text-indent="false" fo:keep-with-next="auto"/>
      <style:text-properties fo:color="#1b1c1d" loext:opacity="100%" style:font-name="Google Sans Text" fo:font-weight="bold" loext:padding="0cm" loext:border="none"/>
    </style:style>
    <style:style style:name="P8" style:family="paragraph" style:parent-style-name="Table_20_Contents">
      <style:paragraph-properties fo:margin-left="0cm" fo:margin-right="0cm" fo:margin-top="0cm" fo:margin-bottom="0cm" style:contextual-spacing="false" fo:line-height="114%" fo:orphans="2" fo:widows="2" fo:keep-with-next="auto"/>
      <style:text-properties fo:color="#1b1c1d" loext:opacity="100%" style:font-name="Google Sans Text"/>
    </style:style>
    <style:style style:name="P9" style:family="paragraph" style:parent-style-name="Text_20_body" style:master-page-name="">
      <loext:graphic-properties draw:fill-color="#ffffff"/>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fo:font-size="10pt" officeooo:rsid="001127b6" style:letter-kerning="false" style:font-name-asian="Arial" style:font-size-asian="10pt" style:language-asian="fr" style:country-asian="FR" style:font-name-complex="Arial" style:font-size-complex="9.5pt" style:language-complex="ar" style:country-complex="SA"/>
    </style:style>
    <style:style style:name="P10" style:family="paragraph" style:parent-style-name="Text_20_body" style:list-style-name="L1" style:master-page-name="">
      <loext:graphic-properties draw:fill-color="#ffffff"/>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fo:font-size="10pt" officeooo:rsid="001127b6" style:letter-kerning="false" style:font-name-asian="Arial" style:font-size-asian="10pt" style:language-asian="fr" style:country-asian="FR" style:font-name-complex="Arial" style:font-size-complex="9.5pt" style:language-complex="ar" style:country-complex="SA"/>
    </style:style>
    <style:style style:name="P11" style:family="paragraph" style:parent-style-name="Heading_20_1" style:master-page-name="">
      <loext:graphic-properties draw:fill-color="#ffffff"/>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fo:font-size="10pt" fo:font-weight="normal" officeooo:rsid="001127b6" style:letter-kerning="false" style:font-name-asian="Arial" style:font-size-asian="10pt" style:language-asian="fr" style:country-asian="FR" style:font-weight-asian="normal" style:font-name-complex="Arial" style:font-size-complex="9.5pt" style:language-complex="ar" style:country-complex="SA" style:font-weight-complex="normal"/>
    </style:style>
    <style:style style:name="P12" style:family="paragraph" style:parent-style-name="normal1">
      <loext:graphic-properties draw:fill="none" draw:fill-color="#ffffff"/>
      <style:paragraph-properties fo:margin-left="-0.199cm" fo:margin-right="-0.801cm" fo:margin-top="0.533cm" fo:margin-bottom="0cm" style:contextual-spacing="false" fo:line-height="115%" fo:text-align="start" style:justify-single-word="false" fo:orphans="0" fo:widows="0" fo:text-indent="0cm" style:auto-text-indent="false" fo:background-color="transparent" style:writing-mode="lr-tb"/>
      <style:text-properties fo:font-variant="normal" fo:text-transform="none" fo:color="#000000" loext:opacity="100%" style:text-line-through-style="none" style:text-line-through-type="none" style:font-name="Calibri" fo:font-size="10pt" fo:font-style="normal" style:text-underline-style="none" fo:font-weight="normal" officeooo:rsid="001127b6" officeooo:paragraph-rsid="0012415a" fo:background-color="transparent" style:font-name-asian="Arial" style:font-size-asian="10pt" style:language-asian="fr" style:country-asian="FR" style:font-style-asian="normal" style:font-weight-asian="normal" style:font-name-complex="Arial" style:font-size-complex="9.5pt" style:font-weight-complex="normal"/>
    </style:style>
    <style:style style:name="T1" style:family="text">
      <style:text-properties fo:font-weight="bold" loext:padding="0cm" loext:border="none"/>
    </style:style>
    <style:style style:name="T2" style:family="text">
      <style:text-properties fo:font-variant="normal" fo:text-transform="none" fo:color="#000000" loext:opacity="100%" style:text-line-through-style="none" style:text-line-through-type="none" style:text-position="0% 100%" fo:font-family="Arial" style:font-family-generic="swiss" style:font-pitch="variable" fo:font-size="9.5pt" fo:font-style="normal" style:text-underline-style="none" fo:font-weight="normal" fo:background-color="transparent" loext:char-shading-value="0" style:font-name-asian="Arial" style:font-size-asian="9.5pt" style:font-style-asian="normal" style:font-weight-asian="normal" style:font-name-complex="Arial" style:font-size-complex="9.5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model-response-message-contentr_8d0e831ded77a579">
        <text:p text:style-name="Title">Documentation Utilisateur : ESN360</text:p>
        <text:h text:style-name="Heading_20_2" text:outline-level="2">Introduction</text:h>
        <text:p text:style-name="P1">Bienvenue dans <text:span text:style-name="T1">ESN360</text:span>, votre plateforme de gestion des ESN (Entreprises de Services du Numérique). Cette application est conçue pour simplifier la gestion des entreprises partenaires, des utilisateurs, des feuilles de temps (CRA) et des demandes de congés.</text:p>
        <text:p text:style-name="P2"/>
        <text:h text:style-name="P3" text:outline-level="2">I. Démarrage Rapide et Gestion des Comptes</text:h>
        <text:h text:style-name="P4" text:outline-level="3">1. Inscription d'une Nouvelle ESN et de son Responsable</text:h>
        <text:p text:style-name="P5">Ce processus permet d'enregistrer une nouvelle ESN dans le système et de créer le compte de son responsable initial.</text:p>
        <table:table table:name="Tableau1" table:style-name="Tableau1">
          <table:table-column table:style-name="Tableau1.A"/>
          <table:table-column table:style-name="Tableau1.B"/>
          <table:table-header-rows>
            <table:table-row>
              <table:table-cell table:style-name="Tableau1.A1" office:value-type="string">
                <text:p text:style-name="P6">Tâche</text:p>
              </table:table-cell>
              <table:table-cell table:style-name="Tableau1.A1" office:value-type="string">
                <text:p text:style-name="P6">Description</text:p>
              </table:table-cell>
            </table:table-row>
          </table:table-header-rows>
          <table:table-row>
            <table:table-cell table:style-name="Tableau1.A1" office:value-type="string">
              <text:p text:style-name="P7">Inscription</text:p>
            </table:table-cell>
            <table:table-cell table:style-name="Tableau1.A1" office:value-type="string">
              <text:p text:style-name="P6">Rendez-vous sur la page d'inscription et entrez les informations de l'ESN (Nom, Adresse, etc.) et les informations du responsable (Nom, Prénom, Email, Mot de passe).</text:p>
            </table:table-cell>
          </table:table-row>
          <table:table-row>
            <table:table-cell table:style-name="Tableau1.A1" office:value-type="string">
              <text:p text:style-name="P7">Confirmation par Email</text:p>
            </table:table-cell>
            <table:table-cell table:style-name="Tableau1.A1" office:value-type="string">
              <text:p text:style-name="P6">Suite à la soumission du formulaire, un email de confirmation est envoyé à l'adresse du responsable.</text:p>
            </table:table-cell>
          </table:table-row>
          <table:table-row>
            <table:table-cell table:style-name="Tableau1.A1" office:value-type="string">
              <text:p text:style-name="P7">Activation du Compte</text:p>
            </table:table-cell>
            <table:table-cell table:style-name="Tableau1.A1" office:value-type="string">
              <text:p text:style-name="P6">Le responsable doit cliquer sur le lien dans l'email pour valider l'inscription et activer son compte.</text:p>
            </table:table-cell>
          </table:table-row>
          <table:table-row>
            <table:table-cell table:style-name="Tableau1.A1" office:value-type="string">
              <text:p text:style-name="P7">Première Connexion</text:p>
            </table:table-cell>
            <table:table-cell table:style-name="Tableau1.A1" office:value-type="string">
              <text:p text:style-name="P8">Utilisez l'email et le mot de passe définis lors de l'inscription pour vous connecter.</text:p>
            </table:table-cell>
          </table:table-row>
        </table:table>
        <text:h text:style-name="P4" text:outline-level="3">2. Gestion des Utilisateurs Connectés</text:h>
        <text:p text:style-name="P5">Cette section est généralement réservée aux administrateurs ou aux responsables pour surveiller et potentiellement gérer les sessions utilisateur.</text:p>
        <table:table table:name="Tableau2" table:style-name="Tableau2">
          <table:table-column table:style-name="Tableau2.A"/>
          <table:table-column table:style-name="Tableau2.B"/>
          <table:table-header-rows>
            <table:table-row>
              <table:table-cell table:style-name="Tableau2.A1" office:value-type="string">
                <text:p text:style-name="P6">Tâche</text:p>
              </table:table-cell>
              <table:table-cell table:style-name="Tableau2.A1" office:value-type="string">
                <text:p text:style-name="P6">Description</text:p>
              </table:table-cell>
            </table:table-row>
          </table:table-header-rows>
          <table:table-row>
            <table:table-cell table:style-name="Tableau2.A1" office:value-type="string">
              <text:p text:style-name="P7">Visualisation</text:p>
            </table:table-cell>
            <table:table-cell table:style-name="Tableau2.A1" office:value-type="string">
              <text:p text:style-name="P6">Accédez au tableau de bord <text:span text:style-name="T1">'Utilisateurs Connectés'</text:span> (ou similaire).</text:p>
            </table:table-cell>
          </table:table-row>
          <table:table-row>
            <table:table-cell table:style-name="Tableau2.A1" office:value-type="string">
              <text:p text:style-name="P7">Fonctionnalités</text:p>
            </table:table-cell>
            <table:table-cell table:style-name="Tableau2.A1" office:value-type="string">
              <text:p text:style-name="P6">Vous verrez la liste des utilisateurs actuellement connectés, avec des informations telles que l'heure de connexion, et potentiellement l'option de <text:span text:style-name="T1">déconnecter</text:span> une session si nécessaire (si cette fonctionnalité est implémentée).</text:p>
            </table:table-cell>
          </table:table-row>
        </table:table>
        <text:p text:style-name="P2"/>
        <text:h text:style-name="P3" text:outline-level="2">II. Gestion des Feuilles de Temps (CRA) et des Congés</text:h>
        <text:h text:style-name="P4" text:outline-level="3">1. Création et Soumission d'une Demande de Congés</text:h>
        <table:table table:name="Tableau3" table:style-name="Tableau3">
          <table:table-column table:style-name="Tableau3.A"/>
          <table:table-column table:style-name="Tableau3.B"/>
          <table:table-header-rows>
            <text:soft-page-break/>
            <table:table-row>
              <table:table-cell table:style-name="Tableau3.A1" office:value-type="string">
                <text:p text:style-name="P6">Tâche</text:p>
              </table:table-cell>
              <table:table-cell table:style-name="Tableau3.A1" office:value-type="string">
                <text:p text:style-name="P6">Description</text:p>
              </table:table-cell>
            </table:table-row>
          </table:table-header-rows>
          <table:table-row>
            <table:table-cell table:style-name="Tableau3.A1" office:value-type="string">
              <text:p text:style-name="P7">Accès au Formulaire</text:p>
            </table:table-cell>
            <table:table-cell table:style-name="Tableau3.A1" office:value-type="string">
              <text:p text:style-name="P6">Dans le menu de navigation, sélectionnez <text:span text:style-name="T1">'Congés'</text:span> ou <text:span text:style-name="T1">'Demande de Congés'</text:span>.</text:p>
            </table:table-cell>
          </table:table-row>
          <table:table-row>
            <table:table-cell table:style-name="Tableau3.A1" office:value-type="string">
              <text:p text:style-name="P7">Remplissage</text:p>
            </table:table-cell>
            <table:table-cell table:style-name="Tableau3.A1" office:value-type="string">
              <text:p text:style-name="P6">Saisissez le <text:span text:style-name="T1">type de congé</text:span> (Payé, RTT, Maladie, etc.), les <text:span text:style-name="T1">dates de début et de fin</text:span>, et le motif.</text:p>
            </table:table-cell>
          </table:table-row>
          <table:table-row>
            <table:table-cell table:style-name="Tableau3.A1" office:value-type="string">
              <text:p text:style-name="P7">Soumission</text:p>
            </table:table-cell>
            <table:table-cell table:style-name="Tableau3.A1" office:value-type="string">
              <text:p text:style-name="P6">Cliquez sur <text:span text:style-name="T1">'Soumettre la Demande'</text:span>. Le statut passe à <text:span text:style-name="T1">'En Attente'</text:span>.</text:p>
            </table:table-cell>
          </table:table-row>
        </table:table>
        <text:h text:style-name="P4" text:outline-level="3">2. Création et Soumission d'un Compte Rendu d'Activité (CRA)</text:h>
        <table:table table:name="Tableau4" table:style-name="Tableau4">
          <table:table-column table:style-name="Tableau4.A"/>
          <table:table-column table:style-name="Tableau4.B"/>
          <table:table-header-rows>
            <table:table-row>
              <table:table-cell table:style-name="Tableau4.A1" office:value-type="string">
                <text:p text:style-name="P6">Tâche</text:p>
              </table:table-cell>
              <table:table-cell table:style-name="Tableau4.A1" office:value-type="string">
                <text:p text:style-name="P6">Description</text:p>
              </table:table-cell>
            </table:table-row>
          </table:table-header-rows>
          <table:table-row>
            <table:table-cell table:style-name="Tableau4.A1" office:value-type="string">
              <text:p text:style-name="P7">Accès au CRA</text:p>
            </table:table-cell>
            <table:table-cell table:style-name="Tableau4.A1" office:value-type="string">
              <text:p text:style-name="P6">Dans le menu de navigation, sélectionnez <text:span text:style-name="T1">'CRA'</text:span> ou <text:span text:style-name="T1">'Saisie des Activités'</text:span>.</text:p>
            </table:table-cell>
          </table:table-row>
          <table:table-row>
            <table:table-cell table:style-name="Tableau4.A1" office:value-type="string">
              <text:p text:style-name="P7">Saisie des Jours</text:p>
            </table:table-cell>
            <table:table-cell table:style-name="Tableau4.A1" office:value-type="string">
              <text:p text:style-name="P6">Remplissez les jours du mois, en indiquant le projet ou l'activité pour chaque journée travaillée.</text:p>
            </table:table-cell>
          </table:table-row>
          <table:table-row>
            <table:table-cell table:style-name="Tableau4.A1" office:value-type="string">
              <text:p text:style-name="P7">Soumission</text:p>
            </table:table-cell>
            <table:table-cell table:style-name="Tableau4.A1" office:value-type="string">
              <text:p text:style-name="P6">Cliquez sur <text:span text:style-name="T1">'Soumettre le CRA'</text:span>. Le statut passe à <text:span text:style-name="T1">'En Attente'</text:span>.</text:p>
            </table:table-cell>
          </table:table-row>
        </table:table>
        <text:h text:style-name="P4" text:outline-level="3">3. Validation des CRA / Congés (Rôle Responsable)</text:h>
        <text:p text:style-name="P5">Cette fonctionnalité est destinée aux responsables ou managers ayant le droit de valider les demandes de leur équipe.</text:p>
        <table:table table:name="Tableau5" table:style-name="Tableau5">
          <table:table-column table:style-name="Tableau5.A"/>
          <table:table-column table:style-name="Tableau5.B"/>
          <table:table-header-rows>
            <table:table-row>
              <table:table-cell table:style-name="Tableau5.A1" office:value-type="string">
                <text:p text:style-name="P6">Tâche</text:p>
              </table:table-cell>
              <table:table-cell table:style-name="Tableau5.A1" office:value-type="string">
                <text:p text:style-name="P6">Description</text:p>
              </table:table-cell>
            </table:table-row>
          </table:table-header-rows>
          <table:table-row>
            <table:table-cell table:style-name="Tableau5.A1" office:value-type="string">
              <text:p text:style-name="P7">Accès aux Demandes</text:p>
            </table:table-cell>
            <table:table-cell table:style-name="Tableau5.A1" office:value-type="string">
              <text:p text:style-name="P6">Allez dans la section <text:span text:style-name="T1">'Validations en Attente'</text:span> (ou similaire).</text:p>
            </table:table-cell>
          </table:table-row>
          <table:table-row>
            <table:table-cell table:style-name="Tableau5.A1" office:value-type="string">
              <text:p text:style-name="P7">Revue des Détails</text:p>
            </table:table-cell>
            <table:table-cell table:style-name="Tableau5.A1" office:value-type="string">
              <text:p text:style-name="P6">Cliquez sur une demande (CRA ou Congé) pour consulter tous les détails.</text:p>
            </table:table-cell>
          </table:table-row>
          <table:table-row>
            <table:table-cell table:style-name="Tableau5.A1" office:value-type="string">
              <text:p text:style-name="P7">Action de Validation</text:p>
            </table:table-cell>
            <table:table-cell table:style-name="Tableau5.A1" office:value-type="string">
              <text:p text:style-name="P6">Cliquez sur <text:span text:style-name="T1">'Approuver'</text:span> ou <text:span text:style-name="T1">'Refuser'</text:span>. Si vous refusez, vous devrez généralement fournir un motif.</text:p>
            </table:table-cell>
          </table:table-row>
        </table:table>
        <text:h text:style-name="P4" text:outline-level="3">4. Notifications (Applicatives et par Email)</text:h>
        <text:p text:style-name="P9">Le système vous informera automatiquement des événements importants.</text:p>
        <text:list text:style-name="L1">
          <text:list-item>
            <text:p text:style-name="P10"><text:span text:style-name="T1">Notifications Applicatives</text:span> : Une alerte (généralement une petite cloche) dans l'application vous signale l'état de vos demandes (par exemple, "Votre demande de congés du <draw:frame draw:style-name="fr1" draw:name="Image1" text:anchor-type="as-char" svg:width="2cm" svg:height="1cm" draw:z-index="0"/><text:s/>a été <text:span text:style-name="T1">approuvée</text:span>").</text:p>
          </text:list-item>
          <text:list-item>
            <text:p text:style-name="P10"><text:span text:style-name="T1">Notifications par Email</text:span> : Vous recevrez également un email pour les validations et rejets.</text:p>
          </text:list-item>
        </text:list>
        <text:p text:style-name="P2"/>
        <text:h text:style-name="P3" text:outline-level="2">III. Outils Avancés (Administration)</text:h>
        <text:h text:style-name="P4" text:outline-level="3">1. Import/Export de la Base de Données (au format JSON)</text:h>
        <text:p text:style-name="P5">Cette fonctionnalité est un outil d'administration critique pour la sauvegarde et la migration des données.</text:p>
        <table:table table:name="Tableau6" table:style-name="Tableau6">
          <table:table-column table:style-name="Tableau6.A"/>
          <table:table-column table:style-name="Tableau6.B"/>
          <table:table-header-rows>
            <text:soft-page-break/>
            <table:table-row>
              <table:table-cell table:style-name="Tableau6.A1" office:value-type="string">
                <text:p text:style-name="P6">Tâche</text:p>
              </table:table-cell>
              <table:table-cell table:style-name="Tableau6.A1" office:value-type="string">
                <text:p text:style-name="P6">Description</text:p>
              </table:table-cell>
            </table:table-row>
          </table:table-header-rows>
          <table:table-row>
            <table:table-cell table:style-name="Tableau6.A1" office:value-type="string">
              <text:p text:style-name="P7">Accès à l'Outil</text:p>
            </table:table-cell>
            <table:table-cell table:style-name="Tableau6.A1" office:value-type="string">
              <text:p text:style-name="P6">Rendez-vous dans la section <text:span text:style-name="T1">'Administration'</text:span> <draw:frame draw:style-name="fr1" draw:name="Image2" text:anchor-type="as-char" svg:width="2cm" svg:height="1cm" draw:z-index="1"/><text:s/><text:span text:style-name="T1">'Outils BDD'</text:span>.</text:p>
            </table:table-cell>
          </table:table-row>
          <table:table-row>
            <table:table-cell table:style-name="Tableau6.A1" office:value-type="string">
              <text:p text:style-name="P7">Exportation</text:p>
            </table:table-cell>
            <table:table-cell table:style-name="Tableau6.A1" office:value-type="string">
              <text:p text:style-name="P6">Cliquez sur <text:span text:style-name="T1">'Exporter les données'</text:span>. Le système génère un fichier <text:span text:style-name="T1">JSON</text:span> contenant l'intégralité (ou une partie) de la base de données, et le téléchargement commence.</text:p>
            </table:table-cell>
          </table:table-row>
          <table:table-row>
            <table:table-cell table:style-name="Tableau6.A1" office:value-type="string">
              <text:p text:style-name="P7">Importation</text:p>
            </table:table-cell>
            <table:table-cell table:style-name="Tableau6.A1" office:value-type="string">
              <text:p text:style-name="P6">Cliquez sur <text:span text:style-name="T1">'Importer les données'</text:span>. Sélectionnez le fichier <text:span text:style-name="T1">JSON</text:span> contenant les données à restaurer ou importer. <text:span text:style-name="T1">Attention :</text:span> Cette action peut écraser les données existantes.</text:p>
            </table:table-cell>
          </table:table-row>
        </table:table>
        <text:p text:style-name="P2"/>
        <text:h text:style-name="P11" text:outline-level="1">Documentation d'Installation (Pour Administrateurs)</text:h>
        <text:p text:style-name="P5">Cette section est fournie à titre indicatif, basée sur les technologies utilisées.</text:p>
        <table:table table:name="Tableau7" table:style-name="Tableau7">
          <table:table-column table:style-name="Tableau7.A"/>
          <table:table-column table:style-name="Tableau7.B"/>
          <table:table-column table:style-name="Tableau7.C"/>
          <table:table-header-rows>
            <table:table-row>
              <table:table-cell table:style-name="Tableau7.A1" office:value-type="string">
                <text:p text:style-name="P6">Composant</text:p>
              </table:table-cell>
              <table:table-cell table:style-name="Tableau7.A1" office:value-type="string">
                <text:p text:style-name="P6">Technologie</text:p>
              </table:table-cell>
              <table:table-cell table:style-name="Tableau7.A1" office:value-type="string">
                <text:p text:style-name="P6">Note</text:p>
              </table:table-cell>
            </table:table-row>
          </table:table-header-rows>
          <table:table-row>
            <table:table-cell table:style-name="Tableau7.A1" office:value-type="string">
              <text:p text:style-name="P7">Backend</text:p>
            </table:table-cell>
            <table:table-cell table:style-name="Tableau7.A1" office:value-type="string">
              <text:p text:style-name="P6">Java 17, Spring-Boot 2</text:p>
            </table:table-cell>
            <table:table-cell table:style-name="Tableau7.A1" office:value-type="string">
              <text:p text:style-name="P6">Déploiement via <text:span text:style-name="T1">Docker</text:span> sur <text:span text:style-name="T1">Azure Cloud</text:span>. Utiliser <text:span text:style-name="T1">Azure CLI</text:span> pour la gestion du déploiement.</text:p>
            </table:table-cell>
          </table:table-row>
          <table:table-row>
            <table:table-cell table:style-name="Tableau7.A1" office:value-type="string">
              <text:p text:style-name="P7">Base de Données</text:p>
            </table:table-cell>
            <table:table-cell table:style-name="Tableau7.A1" office:value-type="string">
              <text:p text:style-name="P6">PostgreSQL</text:p>
            </table:table-cell>
            <table:table-cell table:style-name="Tableau7.A1" office:value-type="string">
              <text:p text:style-name="P6">Hébergée sur <text:span text:style-name="T1">Azure</text:span>. Nécessite la configuration des chaînes de connexion appropriées dans l'application Spring-Boot.</text:p>
            </table:table-cell>
          </table:table-row>
          <table:table-row>
            <table:table-cell table:style-name="Tableau7.A1" office:value-type="string">
              <text:p text:style-name="P7">Frontend</text:p>
            </table:table-cell>
            <table:table-cell table:style-name="Tableau7.A1" office:value-type="string">
              <text:p text:style-name="P6">Angular 12, Node 16</text:p>
            </table:table-cell>
            <table:table-cell table:style-name="Tableau7.A1" office:value-type="string">
              <text:p text:style-name="P6">Déploiement statique vers <text:span text:style-name="T1">GitHub-Pages</text:span>.</text:p>
            </table:table-cell>
          </table:table-row>
          <table:table-row>
            <table:table-cell table:style-name="Tableau7.A1" office:value-type="string">
              <text:p text:style-name="P7">Provisionnement</text:p>
            </table:table-cell>
            <table:table-cell table:style-name="Tableau7.A1" office:value-type="string">
              <text:p text:style-name="P6">Ansible</text:p>
            </table:table-cell>
            <table:table-cell table:style-name="Tableau7.A1" office:value-type="string">
              <text:p text:style-name="P6">Outil d'automatisation des configurations (pour les environnements de test/staging, machines virtuelles avec <text:span text:style-name="T1">VirtualBox</text:span>, etc.).</text:p>
            </table:table-cell>
          </table:table-row>
          <table:table-row>
            <table:table-cell table:style-name="Tableau7.A1" office:value-type="string">
              <text:p text:style-name="P7">Tests</text:p>
            </table:table-cell>
            <table:table-cell table:style-name="Tableau7.A1" office:value-type="string">
              <text:p text:style-name="P6">Selenium</text:p>
            </table:table-cell>
            <table:table-cell table:style-name="Tableau7.A1" office:value-type="string">
              <text:p text:style-name="P8">Exécuter les scripts de tests d'intégration.</text:p>
            </table:table-cell>
          </table:table-row>
        </table:table>
        <text:p text:style-name="P1"><text:span text:style-name="T1">Note :</text:span> Les étapes exactes de configuration Docker, Azure CLI, et des scripts Ansible doivent être fournies séparément dans une <text:span text:style-name="T1">Documentation Technique ou DevOps</text:span>.</text:p>
      </text:section>
      <text:p text:style-name="P12" loext:marker-style-name="T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Google Sans" svg:font-family="'Google Sans', sans-serif"/>
    <style:font-face style:name="Google Sans Text" svg:font-family="'Google Sans Text',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rmal1" style:family="paragraph">
      <style:paragraph-properties fo:margin-top="0cm" fo:margin-bottom="0cm" style:contextual-spacing="false" fo:line-height="115%" fo:text-align="start" style:justify-single-word="false" fo:orphans="2" fo:widows="2" fo:hyphenation-ladder-count="no-limit" fo:hyphenation-keep="auto" loext:hyphenation-keep-type="column" style:writing-mode="lr-tb"/>
      <style:text-properties style:use-window-font-color="true" loext:opacity="0%" style:font-name="Calibri" fo:font-family="Calibri" style:font-family-generic="roman" style:font-pitch="variable" fo:font-size="10pt" fo:language="fr" fo:country="FR" style:letter-kerning="false" style:font-name-asian="Calibri1" style:font-family-asian="Calibri" style:font-family-generic-asian="system" style:font-pitch-asian="variable" style:font-size-asian="10pt" style:language-asian="fr" style:country-asian="FR" style:font-name-complex="Courier New" style:font-family-complex="'Courier New'"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Label_20_19" style:display-name="ListLabel 19" style:family="text">
      <style:text-properties fo:color="#0070c0" loext:opacity="100%" style:font-name-complex="Wingdings" style:font-family-complex="Wingdings"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Calibri" fo:font-family="Calibri" style:font-family-generic="roman" style:font-pitch="variable"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Calibri" fo:font-family="Calibri" style:font-family-generic="roman" style:font-pitch="variable"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Normal" style:font-pitch="variable"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7T16:15:43.849906700</meta:creation-date>
    <dc:date>2025-10-07T16:34:04.975386300</dc:date>
    <meta:editing-duration>PT18M21S</meta:editing-duration>
    <meta:editing-cycles>1</meta:editing-cycles>
    <meta:document-statistic meta:table-count="7" meta:image-count="2" meta:object-count="0" meta:page-count="3" meta:paragraph-count="89" meta:word-count="681" meta:character-count="4675" meta:non-whitespace-character-count="4083"/>
    <meta:generator>LibreOffice/25.2.5.2$Windows_X86_64 LibreOffice_project/03d19516eb2e1dd5d4ccd751a0d6f35f35e08022</meta:generator>
  </office:meta>
</office:document-meta>
</file>